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Historic" svg:font-family="'Segoe UI Historic', 'Segoe UI', Helvetica, Arial, sans-serif"/>
  </office:font-face-decls>
  <office:automatic-styles>
    <style:style style:name="P1" style:family="paragraph" style:parent-style-name="Heading_20_1">
      <style:text-properties officeooo:rsid="0006bce6" officeooo:paragraph-rsid="0006bce6"/>
    </style:style>
    <style:style style:name="P2" style:family="paragraph" style:parent-style-name="Heading_20_1">
      <style:text-properties officeooo:rsid="00097b64" officeooo:paragraph-rsid="00097b64"/>
    </style:style>
    <style:style style:name="P3" style:family="paragraph" style:parent-style-name="Text_20_body" style:list-style-name="L3">
      <style:text-properties officeooo:rsid="00007fdf" officeooo:paragraph-rsid="00007fdf"/>
    </style:style>
    <style:style style:name="P4" style:family="paragraph" style:parent-style-name="Text_20_body">
      <style:text-properties officeooo:rsid="00007fdf" officeooo:paragraph-rsid="0015d903"/>
    </style:style>
    <style:style style:name="P5" style:family="paragraph" style:parent-style-name="Text_20_body" style:list-style-name="L2">
      <style:text-properties officeooo:paragraph-rsid="00007fdf"/>
    </style:style>
    <style:style style:name="P6" style:family="paragraph" style:parent-style-name="Text_20_body" style:list-style-name="L4">
      <style:text-properties officeooo:rsid="0002ba65" officeooo:paragraph-rsid="0002ba65"/>
    </style:style>
    <style:style style:name="P7" style:family="paragraph" style:parent-style-name="Text_20_body">
      <style:text-properties officeooo:rsid="0002ba65" officeooo:paragraph-rsid="0017b3b8"/>
    </style:style>
    <style:style style:name="P8" style:family="paragraph" style:parent-style-name="Text_20_body" style:list-style-name="L5">
      <style:text-properties officeooo:rsid="00047e87" officeooo:paragraph-rsid="00047e87"/>
    </style:style>
    <style:style style:name="P9" style:family="paragraph" style:parent-style-name="Text_20_body">
      <style:text-properties officeooo:rsid="00047e87" officeooo:paragraph-rsid="0018f8dc"/>
    </style:style>
    <style:style style:name="P10" style:family="paragraph" style:parent-style-name="Text_20_body" style:list-style-name="L6">
      <style:text-properties officeooo:rsid="0004d4e6" officeooo:paragraph-rsid="0004d4e6"/>
    </style:style>
    <style:style style:name="P11" style:family="paragraph" style:parent-style-name="Text_20_body">
      <style:text-properties officeooo:rsid="0004d4e6" officeooo:paragraph-rsid="001a219c"/>
    </style:style>
    <style:style style:name="P12" style:family="paragraph" style:parent-style-name="Text_20_body">
      <style:text-properties officeooo:rsid="0006bce6" officeooo:paragraph-rsid="0006bce6"/>
    </style:style>
    <style:style style:name="P13" style:family="paragraph" style:parent-style-name="Text_20_body" style:list-style-name="L7">
      <style:text-properties officeooo:rsid="0006bce6" officeooo:paragraph-rsid="0006bce6"/>
    </style:style>
    <style:style style:name="P14" style:family="paragraph" style:parent-style-name="Text_20_body">
      <style:text-properties officeooo:rsid="0006bce6" officeooo:paragraph-rsid="001be7cd"/>
    </style:style>
    <style:style style:name="P15" style:family="paragraph" style:parent-style-name="Text_20_body">
      <style:text-properties officeooo:rsid="00097b64" officeooo:paragraph-rsid="00097b64"/>
    </style:style>
    <style:style style:name="P16" style:family="paragraph" style:parent-style-name="Text_20_body" style:list-style-name="L8">
      <style:text-properties officeooo:rsid="00097b64" officeooo:paragraph-rsid="00097b64"/>
    </style:style>
    <style:style style:name="P17" style:family="paragraph" style:parent-style-name="Text_20_body">
      <style:text-properties officeooo:rsid="00097b64" officeooo:paragraph-rsid="001dcb80"/>
    </style:style>
    <style:style style:name="P18" style:family="paragraph" style:parent-style-name="Text_20_body">
      <style:text-properties officeooo:rsid="000ab440" officeooo:paragraph-rsid="000ab440"/>
    </style:style>
    <style:style style:name="P19" style:family="paragraph" style:parent-style-name="Text_20_body">
      <style:text-properties officeooo:rsid="000ab440" officeooo:paragraph-rsid="001deed4"/>
    </style:style>
    <style:style style:name="P20" style:family="paragraph" style:parent-style-name="Text_20_body">
      <style:text-properties officeooo:rsid="000cc016" officeooo:paragraph-rsid="000cc016"/>
    </style:style>
    <style:style style:name="P21" style:family="paragraph" style:parent-style-name="Text_20_body">
      <style:text-properties officeooo:paragraph-rsid="00151d7d"/>
    </style:style>
    <style:style style:name="P22" style:family="paragraph" style:parent-style-name="Text_20_body">
      <style:text-properties officeooo:paragraph-rsid="0015d903"/>
    </style:style>
    <style:style style:name="P23" style:family="paragraph" style:parent-style-name="Text_20_body">
      <style:text-properties officeooo:paragraph-rsid="0017b3b8"/>
    </style:style>
    <style:style style:name="P24" style:family="paragraph" style:parent-style-name="Text_20_body">
      <style:text-properties officeooo:paragraph-rsid="0018f8dc"/>
    </style:style>
    <style:style style:name="P25" style:family="paragraph" style:parent-style-name="Text_20_body">
      <style:text-properties officeooo:paragraph-rsid="001a219c"/>
    </style:style>
    <style:style style:name="P26" style:family="paragraph" style:parent-style-name="Text_20_body">
      <style:text-properties officeooo:paragraph-rsid="001be7cd"/>
    </style:style>
    <style:style style:name="P27" style:family="paragraph" style:parent-style-name="Text_20_body">
      <style:text-properties officeooo:paragraph-rsid="001dcb80"/>
    </style:style>
    <style:style style:name="P28" style:family="paragraph" style:parent-style-name="Text_20_body">
      <style:text-properties officeooo:paragraph-rsid="001deed4"/>
    </style:style>
    <style:style style:name="P29" style:family="paragraph" style:parent-style-name="Text_20_body">
      <style:text-properties officeooo:rsid="0022602c" officeooo:paragraph-rsid="0022602c"/>
    </style:style>
    <style:style style:name="P30" style:family="paragraph" style:parent-style-name="Text_20_body" style:list-style-name="L9">
      <style:text-properties officeooo:rsid="0022602c" officeooo:paragraph-rsid="0022602c"/>
    </style:style>
    <style:style style:name="P31" style:family="paragraph" style:parent-style-name="Text_20_body">
      <style:text-properties fo:font-style="italic" officeooo:rsid="000cc016" officeooo:paragraph-rsid="000cc016" style:font-style-asian="italic" style:font-style-complex="italic"/>
    </style:style>
    <style:style style:name="P32" style:family="paragraph" style:parent-style-name="Title">
      <style:text-properties officeooo:paragraph-rsid="00007fdf"/>
    </style:style>
    <style:style style:name="T1" style:family="text">
      <style:text-properties officeooo:rsid="00007fdf"/>
    </style:style>
    <style:style style:name="T2" style:family="text">
      <style:text-properties officeooo:rsid="00027b84"/>
    </style:style>
    <style:style style:name="T3" style:family="text">
      <style:text-properties officeooo:rsid="0002ba65"/>
    </style:style>
    <style:style style:name="T4" style:family="text">
      <style:text-properties officeooo:rsid="0006bce6"/>
    </style:style>
    <style:style style:name="T5" style:family="text">
      <style:text-properties officeooo:rsid="000e2adb"/>
    </style:style>
    <style:style style:name="T6" style:family="text">
      <style:text-properties officeooo:rsid="000fe500"/>
    </style:style>
    <style:style style:name="T7" style:family="text">
      <style:text-properties officeooo:rsid="0011a33b"/>
    </style:style>
    <style:style style:name="T8" style:family="text">
      <style:text-properties officeooo:rsid="00151d7d"/>
    </style:style>
    <style:style style:name="T9" style:family="text">
      <style:text-properties officeooo:rsid="0015d903"/>
    </style:style>
    <style:style style:name="T10" style:family="text">
      <style:text-properties officeooo:rsid="0017b3b8"/>
    </style:style>
    <style:style style:name="T11" style:family="text">
      <style:text-properties officeooo:rsid="0018f8dc"/>
    </style:style>
    <style:style style:name="T12" style:family="text">
      <style:text-properties officeooo:rsid="001a219c"/>
    </style:style>
    <style:style style:name="T13" style:family="text">
      <style:text-properties officeooo:rsid="001be7cd"/>
    </style:style>
    <style:style style:name="T14" style:family="text">
      <style:text-properties officeooo:rsid="001c7c55"/>
    </style:style>
    <style:style style:name="T15" style:family="text">
      <style:text-properties officeooo:rsid="001dcb80"/>
    </style:style>
    <style:style style:name="T16" style:family="text">
      <style:text-properties officeooo:rsid="001deed4"/>
    </style:style>
    <style:style style:name="T17" style:family="text">
      <style:text-properties officeooo:rsid="0020c494"/>
    </style:style>
    <style:style style:name="T18" style:family="text">
      <style:text-properties style:font-name="Liberation Serif" style:font-name-asian="Liberation Serif" style:font-name-complex="Liberation Serif"/>
    </style:style>
    <style:style style:name="T19" style:family="text">
      <style:text-properties officeooo:rsid="0022c23a"/>
    </style:style>
    <style:style style:name="T20" style:family="text">
      <style:text-properties officeooo:rsid="0024849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">Notes on Wingie2 Alternate Tunings</text:span></text:p>
      <text:h text:style-name="P1" text:outline-level="1">Just Intonation</text:h>
      <text:p text:style-name="P12">The first six scales are in various forms of just intonation, meaning that every pitch can be described as a rational number (i.e., a ratio between two whole numbers).</text:p>
      <text:h text:style-name="Heading_20_3" text:outline-level="3">Centaur</text:h>
      <text:p text:style-name="P21"><text:span text:style-name="T1">Centaur was developed by composer and theorist Kraig Grady. It is a 5-limit just intonation scale with 7-limit accidentals, and is a great starting point if you are interested in just intonation.</text:span></text:p>
      <text:p text:style-name="P21"><text:span text:style-name="T8">Scale: </text:span>1/<text:span text:style-name="T8">1</text:span>, 21/20, 9/8, 7/6, 5/4, 4/3, 7/5, 3/2, 14/9, 5/3, 7/4, <text:s/>15/8</text:p>
      <text:p text:style-name="P21"><text:span text:style-name="T1">More information:</text:span></text:p>
      <text:list xml:id="list1055432053" text:style-name="L2">
        <text:list-item>
          <text:p text:style-name="P5"><text:a xlink:type="simple" xlink:href="https://www.anaphoria.com/centaur.html" text:style-name="Internet_20_link" text:visited-style-name="Visited_20_Internet_20_Link">https://www.anaphoria.com/centaur.html</text:a></text:p>
        </text:list-item>
        <text:list-item>
          <text:p text:style-name="P5"><text:a xlink:type="simple" xlink:href="https://en.xen.wiki/w/Centaur" text:style-name="Internet_20_link" text:visited-style-name="Visited_20_Internet_20_Link">https://en.xen.wiki/w/Centaur</text:a></text:p>
        </text:list-item>
      </text:list>
      <text:h text:style-name="Heading_20_3" text:outline-level="3">Harp of New Albion</text:h>
      <text:p text:style-name="P4">This is the tuning <text:span text:style-name="T3">developed by</text:span> Terry Riley for his piano piece of the same name. <text:span text:style-name="T2">This is also a good basic just intonation tuning.</text:span></text:p>
      <text:p text:style-name="P22"><text:span text:style-name="T9">Scale: </text:span>1/<text:span text:style-name="T9">1</text:span>, 16/15, 9/8, 6/5, 5/4, 4/3, 64/45, 3/2, <text:s/>8/5, 5/3, 16/9, 15/8</text:p>
      <text:p text:style-name="P4"><text:span text:style-name="T2">More information:</text:span></text:p>
      <text:list xml:id="list93345474" text:style-name="L3">
        <text:list-item>
          <text:p text:style-name="P3"><text:a xlink:type="simple" xlink:href="https://www.sonoloco.com/rev/composers/riley/albion/albion3.html" text:style-name="Internet_20_link" text:visited-style-name="Visited_20_Internet_20_Link">https://www.sonoloco.com/rev/composers/riley/albion/albion3.html</text:a></text:p>
        </text:list-item>
        <text:list-item>
          <text:p text:style-name="P3"><text:a xlink:type="simple" xlink:href="https://archive.bridgesmathart.org/1999/bridges1999-101.pdf" text:style-name="Internet_20_link" text:visited-style-name="Visited_20_Internet_20_Link">https://archive.bridgesmathart.org/1999/bridges1999-101.pdf</text:a></text:p>
        </text:list-item>
      </text:list>
      <text:h text:style-name="Heading_20_3" text:outline-level="3">Carlos Harmonic</text:h>
      <text:p text:style-name="P7">This scale was devised by Wendy Carlos, who is a pioneer in both electronic music and alternative tuning systems. It has also been used by the great microtonal composer Ben Johnston and others. It is based on a subset of the harmonics between 16 and 32 (inclusive).</text:p>
      <text:p text:style-name="P23"><text:span text:style-name="T10">Scale: </text:span>1/<text:span text:style-name="T10">1</text:span>, 17/16, 9/8, 19/16, 5/4, 21/16, 11/8, 3/2, 13/8, 27/16, 7/4, 15/8</text:p>
      <text:p text:style-name="P7">More information:</text:p>
      <text:list xml:id="list3849085585" text:style-name="L4">
        <text:list-item>
          <text:p text:style-name="P6"><text:a xlink:type="simple" xlink:href="https://en.wikipedia.org/wiki/Harmonic_scale" text:style-name="Internet_20_link" text:visited-style-name="Visited_20_Internet_20_Link">https://en.wikipedia.org/wiki/Harmonic_scale</text:a></text:p>
        </text:list-item>
        <text:list-item>
          <text:p text:style-name="P6"><text:a xlink:type="simple" xlink:href="https://en.xen.wiki/w/Carlos_harm" text:style-name="Internet_20_link" text:visited-style-name="Visited_20_Internet_20_Link">https://en.xen.wiki/w/Carlos_harm</text:a></text:p>
        </text:list-item>
        <text:list-item>
          <text:p text:style-name="P6"><text:a xlink:type="simple" xlink:href="https://www.wendycarlos.com/other/PDF-Files/Kbd86Tunings*.pdf" text:style-name="Internet_20_link" text:visited-style-name="Visited_20_Internet_20_Link">https://www.wendycarlos.com/other/PDF-Files/Kbd86Tunings*.pdf</text:a></text:p>
        </text:list-item>
        <text:list-item>
          <text:p text:style-name="P6"><text:a xlink:type="simple" xlink:href="https://resenv.media.mit.edu/classarchive/MAS960/NewReadings/carlos_tuning.pdf" text:style-name="Internet_20_link" text:visited-style-name="Visited_20_Internet_20_Link">https://resenv.media.mit.edu/classarchive/MAS960/NewReadings/carlos_tuning.pdf</text:a></text:p>
        </text:list-item>
      </text:list>
      <text:h text:style-name="Heading_20_3" text:outline-level="3"><text:soft-page-break/>Well Tuned Piano</text:h>
      <text:p text:style-name="P9">This is from La Monte Young’s epic piece of the same name, a unique and fascinating just intonation scale <text:span text:style-name="T11">that includes some very high-numbered harmonics</text:span>.</text:p>
      <text:p text:style-name="P24"><text:span text:style-name="T11">Scale: </text:span>1/<text:span text:style-name="T11">1</text:span>, 567/512, 9/8, 147/128, 21/16, 1323/1024, 189/128, 3/2, 49/32, 7/4, 441/256, 63/32 </text:p>
      <text:p text:style-name="P9">More information:</text:p>
      <text:list xml:id="list2057040008" text:style-name="L5">
        <text:list-item>
          <text:p text:style-name="P8"><text:a xlink:type="simple" xlink:href="https://www.kylegann.com/wtp.html" text:style-name="Internet_20_link" text:visited-style-name="Visited_20_Internet_20_Link">https://www.kylegann.com/wtp.html</text:a></text:p>
        </text:list-item>
        <text:list-item>
          <text:p text:style-name="P8"><text:a xlink:type="simple" xlink:href="https://www.jstor.org/stable/833045" text:style-name="Internet_20_link" text:visited-style-name="Visited_20_Internet_20_Link">https://www.jstor.org/stable/833045</text:a></text:p>
        </text:list-item>
      </text:list>
      <text:h text:style-name="Heading_20_3" text:outline-level="3">Meta Slendro</text:h>
      <text:p text:style-name="P11">This scale derives from the work of the great tuning theorist Erv Wilson, as documented <text:span text:style-name="T6">and extended</text:span> by Kraig Grady. <text:span text:style-name="T12">This is the meta slendro variant known as “Meru C”.</text:span></text:p>
      <text:p text:style-name="P29">Hint <text:span text:style-name="T18">—</text:span> one way to use this scale is to break it into these two complementary modes:</text:p>
      <text:list xml:id="list2653995125" text:style-name="L9">
        <text:list-item>
          <text:p text:style-name="P30">5 notes: C#, E, G, A, B</text:p>
        </text:list-item>
        <text:list-item>
          <text:p text:style-name="P30">7 notes: C, D, E-, F, F#, G#, B-</text:p>
        </text:list-item>
      </text:list>
      <text:p text:style-name="P25"><text:span text:style-name="T12">Scale: </text:span>1/<text:span text:style-name="T12">1</text:span>, 65/64, 9/8, 37/32, 151/128, 5/4, 21/16, 43/32, 3/2, 49/32, 7/4, 57/32</text:p>
      <text:p text:style-name="P11">More information:</text:p>
      <text:list xml:id="list1935416611" text:style-name="L6">
        <text:list-item>
          <text:p text:style-name="P10">https://www.anaphoria.com/wilsonintroMERU.html</text:p>
        </text:list-item>
      </text:list>
      <text:h text:style-name="Heading_20_3" text:outline-level="3">Bihexany</text:h>
      <text:p text:style-name="P26"><text:span text:style-name="T4">Created by the late Gene Ward Smith. A “normal” hexany scale has only six pitches; this extends the scale to twelve pitches by combining two separate hexanies. </text:span><text:span text:style-name="T17">Specifically, without getting into a lengthy explanation, this scale combines two </text:span>3-5-7-11 <text:span text:style-name="T17">hexanies, 3:1 apart.</text:span></text:p>
      <text:p text:style-name="P26"><text:span text:style-name="T13">Scale: </text:span>1/<text:span text:style-name="T13">1</text:span>, 35/33, 7/6, 5/4, 14/11, 15/11, 3/2, 35/22, 5/3, 7/4, 20/11, 21/11</text:p>
      <text:p text:style-name="P14">More information:</text:p>
      <text:list xml:id="list197546561" text:style-name="L7">
        <text:list-item>
          <text:p text:style-name="P13"><text:a xlink:type="simple" xlink:href="https://en.wikipedia.org/wiki/Hexany" text:style-name="Internet_20_link" text:visited-style-name="Visited_20_Internet_20_Link">https://en.wikipedia.org/wiki/Hexany</text:a></text:p>
        </text:list-item>
        <text:list-item>
          <text:p text:style-name="P13"><text:a xlink:type="simple" xlink:href="https://en.xen.wiki/w/Hexany" text:style-name="Internet_20_link" text:visited-style-name="Visited_20_Internet_20_Link">https://en.xen.wiki/w/Hexany</text:a></text:p>
        </text:list-item>
        <text:list-item>
          <text:p text:style-name="P13"><text:a xlink:type="simple" xlink:href="https://laughingsquid.com/hexany-geometric-music-theory/" text:style-name="Internet_20_link" text:visited-style-name="Visited_20_Internet_20_Link">https://laughingsquid.com/hexany-geometric-music-theory/</text:a></text:p>
        </text:list-item>
      </text:list>
      <text:h text:style-name="P2" text:outline-level="1">EDO Tunings</text:h>
      <text:p text:style-name="P15">The last two tunings are derives from schemes that divide the octave into equal parts. For reference, standard tuning is in 12EDO (<text:span text:style-name="T7">EDO means “</text:span>Equal Divisions of the Octave”). <text:span text:style-name="T14">These pitches in these tunings are given in cents (here are 1200 center/octave).</text:span></text:p>
      <text:h text:style-name="Heading_20_3" text:outline-level="3"><text:soft-page-break/>Hexachordal Do<text:span text:style-name="T20">d</text:span>ecaphonic</text:h>
      <text:p text:style-name="P17">From theorist and composer Paul Erlich, this is a 12-note subset of a 22EDO scale.</text:p>
      <text:p text:style-name="P27"><text:span text:style-name="T15">Scale: </text:span>1, 109.0909, 218.1818, 327.2727, 436.363, 491.9192, 600, 709.0909, 818.1818, 927.2727, 1036.3636, 1145.4545</text:p>
      <text:p text:style-name="P17">More information:</text:p>
      <text:list xml:id="list565964580" text:style-name="L8">
        <text:list-item>
          <text:p text:style-name="P16"><text:a xlink:type="simple" xlink:href="https://sethares.engr.wisc.edu/paperspdf/Erlich-22.pdf" text:style-name="Internet_20_link" text:visited-style-name="Visited_20_Internet_20_Link">https://sethares.engr.wisc.edu/paperspdf/Erlich-22.pdf</text:a></text:p>
        </text:list-item>
      </text:list>
      <text:h text:style-name="Heading_20_3" text:outline-level="3">Augmented[12]</text:h>
      <text:p text:style-name="P18">This is a subset of a 15EDO scale, suggested by Paul Erlich and Mike Smith.</text:p>
      <text:p text:style-name="P28"><text:span text:style-name="T16">Scale: </text:span>1, 160, 240, 320, 400, 560, 640, 720, 800, 960, 1040, 1120</text:p>
      <text:p text:style-name="P19"/>
      <text:p text:style-name="P20"/>
      <text:p text:style-name="P20"/>
      <text:p text:style-name="P31">Dave Seidel, <text:span text:style-name="T5">Summer </text:span>2023<text:line-break/><text:span text:style-name="T5">http://mysterybear.net</text:span>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Historic" svg:font-family="'Segoe UI Historic', 'Segoe UI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7T11:48:58.120000000</meta:creation-date>
    <dc:date>2023-07-08T12:52:53.199000000</dc:date>
    <meta:editing-duration>P1DT42M41S</meta:editing-duration>
    <meta:editing-cycles>29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55" meta:word-count="514" meta:character-count="3600" meta:non-whitespace-character-count="3154"/>
  </office:meta>
</office:document-meta>
</file>